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fo:language="fr" fo:country="FR" officeooo:paragraph-rsid="000060ac"/>
    </style:style>
    <style:style style:name="P2"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fo:language="fr" fo:country="FR" officeooo:paragraph-rsid="00025cd0"/>
    </style:style>
    <style:style style:name="T1" style:family="text">
      <style:text-properties officeooo:rsid="000060ac"/>
    </style:style>
    <style:style style:name="T2" style:family="text">
      <style:text-properties officeooo:rsid="00025c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quand quelqu'un de la famille souffrait, on n'y pouvait rien! Les gens disaient: « C'est un mal de hanche! » Le malade se tordait de douleur, et on ne savait vraiment pas quoi faire! Aujourd'hui, on fait appel au docteur; autrefois, on ne savait pas ce que c'était, comme maladie! On était tout à fait démuni!</text:p>
      <text:p text:style-name="P1">Les médecins, il n'y en avait guère, autrefois. Tout au long de la journée, le malade souffrait. On se faisait un sang d'encre. Quelqu'un disait: « Vous savez, il y a des moines qui savent vraiment y faire, pour les guérisons! » Alors on faisait venir les moines à la maison. Ils lisaient, lisaient, lisaient, lisaient, lisaient; en deux jours, la guérison venait. On faisait venir les moines deux fois par mois. Une fois au quinzième jour, et une fois au premier jour du mois. Et cette famille-là, elle guérissait! (Note: la guérison n'est pas présentée comme celle d'un individu, mais celle d'une famille; le bénéfice des rituels est pour toute la famille.) </text:p>
      <text:p text:style-name="P1">Après, lorsqu'ils étaient guéris, il y avait une autre famille qui tombait malade, dans le village! « Hélas! Comment que ça se fait? Vous, vous voilà guéris! Nous, on désespère de guérir! Va-t-on finir par en mourir un jour, de cette maladie? » Voilà ce qu'ils disaient. </text:p>
      <text:p text:style-name="P1">Alors quelqu'un répondait: « N'ayez crainte! Par ici, il y a un prêtre dɑ˧pɤ˧ remarquable! » (<text:span text:style-name="T1">N</text:span>ote: il s'agit des prêtres de la religion locale, antérieure à l'implantation du bouddhisme tibétain.) Alors, on s'en allait chercher le prêtre dɑ˧pɤ˧! Alors le prêtre dɑ˧pɤ˧ récitait, récitait, récitait les rituels; et il disait: « Vous autres… la demeure où vous habitez, elle est située à un emplacement qui n'est pas favorable. Moi le prêtre, il va me falloir pratiquer des rituels pendant tant de jours! » Alors, on faisait venir le prêtre dɑ˧pɤ˧ pour la durée qu'il avait indiquée lors de son diagnostic. Quelqu'un faisait bouillir de l'eau. On amenait un couteau, on le faisait rougir au feu. Le prêtre officiait, officiait, officiait, officiait, officiait; il se saisissait du couteau! il le plongeait dans l'eau bouillante! Quand le prêtre l'en ressortait, il donnait des coups par ici, par là, comme ça; il faisait ainsi plusieurs fois de suite. La mère de famille, la patiente, elle était toujours allongée, elle ne guérissait vraiment pas; le prêtre dɑ˧pɤ˧ s'évertuait à réciter des rituels, et réciter encore; la patiente rouvrait alors finalement les yeux; et on dit qu'elle se portait mieux. </text:p>
      <text:p text:style-name="P1">Pendant la convalescence… on n'avait pas le choix de ce qu'on voulait manger, comme maintenant! On n'avait pas beaucoup de nourriture, autrefois. Pour le bouillon de riz [régime habituellement prescrit en Chine aux malades], eh bien, on n'avait pas de riz pour en préparer! À défaut, on n'avait que du sorgho! La graine de sorgho, on la pile; on fait bouillir; on ajoute un peu d'eau de temps à autres. </text:p>
      <text:p text:style-name="P1">(La locutrice referme la parenthèse, et revient au cas de la malade affectée d'une maladie grave/chronique.) </text:p>
      <text:p text:style-name="P1">Alors, le patient ouvre les yeux. Et ainsi, pour de vrai, quand le prêtre dɑ˧pɤ˧ avait pratiqué les rituels, les uns après les autres, la malade se trouvait bel et bien guérie! Le prêtre dɑ˧pɤ˧ disait: « Voilà, la malade est guérie. Mais l'emplacement où vous avez construit votre maison, il n'est pas bon, il vous faut en changer! Préparez-vous à déménager! » (littéralement ‘déménagez lentement’; explication: la famille, fragilisée par la maladie d'un des siens, ne peut déménager au pied levé; le choix d'un nouveau lieu pour la maison, sa construction, le déménagement prendront du temps) On dit que l'endroit où ils sont installés, c'est une terre sauvage: une terre impropre à la culture, et à l'habitation humaine; comme les terres non défrichées sur la montagne. Alors, quelques années après, la famille déménage; par la suite, parmi les gens de cette famille, il n'y a plus personne qui soit souffrant! Tout va bien, la famille est prospère. Une fois que tout est ainsi revenu dans l'ordre, on dit: « Eeeh bien! Le prêtre dɑ˧pɤ˧, on lui doit tous nos remerciements! »</text:p>
      <text:p text:style-name="P2">Autrefois, le prêtre dɑ˧pɤ˧, c'était comme ça: les gens exprimaient le plus grand contentement à son égard. Quand une famille se trouvait mal en point, on pensait au prêtre dɑ˧pɤ˧! Autrefois, par chez nous, il y en avait un qui s'appelait « le dɑ˧pɤ˧ ɑ˧ʁɑ˩ »! (ɑ˧ʁɑ˩: nom propre) À Yongning, il y avait un prêtre dɑ˧pɤ˧ de ce nom-là. Vrai de vrai, il prenait le soc de charrue qui sert à labourer, il le <text:soft-page-break/>chauffait au feu, et après avoir récité les rituels, il léchait le soc de charrue incandescent, avec sa langue! Il récitait encore d'autres rituels, et puis, à mains nues, il empoignait le fer brûlant, et ça ne le brûlait pas! Ma tante, la cadette de ma mère, elle est encore vivante, n'est-ce pas! Celle qui veut sans cesse t'inviter chez elle! Eh bien elle, autrefois, elle a été très malade! </text:p>
      <text:p text:style-name="P2">- De quoi souffrait-elle? (question posée par l'enquêteur) </text:p>
      <text:p text:style-name="P2">- De quoi elle souffrait? Pour employer un vocabulaire d'aujourd'hui, on dirait qu'elle avait des douleurs d'estomac! Maintenant, eh bien, ça <text:span text:style-name="T2">se traite </text:span>avec des médicaments pour l'estomac, <text:span text:style-name="T2">et ça se guérit bien</text:span>. Autrefois, elle souffrait horriblement. Quand elle était souffrante, elle restait couchée. On allait une fois de plus fois quérir des moines. On faisait venir le prêtre dɑ˧pɤ˧; elle prenait des médicaments pour l'estomac, et ça allait mieux! À notre époque, il y a des médecins, des dispensaires, n'est-ce pas! Il y a quelques années encore, comme il n'y en avait pas, on souffrait sans cesse! Autrefois, quand on appelait les moines, il y avait un rituel qui s'appelait /jo˧do#˥/! Quand une femme était malade, on faisait ce rituel! On disait qu'en réalisant le rituel /jo˧do#˥/, ça guérissait! Quand c'était une personne âgée qui était souffrante, on réalisait le rituel /tɕʰɯ˧ɭɯ˧/. Autrefois, on disait: en faisant le rituel /tɕʰɯ˧ɭɯ˧/, ça va guérir! On n'avait pas de médicaments. Ah si, tout de même: le prêtre dɑ˧pɤ˧, lui, il lui arrivait une sorte de plante: la pivoine! Les moines bouddhistes, eux, ils n'avaient pas de médicaments! Tout ce qu'ils savaient faire, c'est dire des prières! Tandis que les prêtres dɑ˧pɤ˧, eux, certains d'entre eux, ceux qui s'y connaissaient, ils avaient des médicaments! D'autres par contre n'en avaient pas. Les pivoines… maintenant, on les appelle /tsʰo˧jo˩/ (mot chinois local), n'est-ce pas! Autrefois, on en trouvait sur la montagne. On déterrait les racines; ensuite, on mélangeait un peu de diverses plantes médicinales, on faisait bouillir le tout, et on buvait cette décoction! Voilà comment on administrait les remèdes. Les moines du monastère, ils ne s'aventurent pas en montagne! Ils restent à l'intérieur du monastère! Et chacun est à part soi: comme toi, ils se tiennent assis en intérieur. Défense de sortir! Ils lisent des livres toute la journée. Ils enseignent à lire aux enfants (=aux novices du monastère). Les vieux, ils se tiennent assis ainsi, en intérieur. Ceux qui sont les plus savants, ils se tiennent assis en intérieur. Les étudiants, on leur en donne deux ou trois. La nourriture, c'est ces deux étudiants-là qui la préparent pour leur enseignant! Quand un enfant commence son apprentissage, on le confie à un enseignant! S'il s'agit d'un bon enseignant comme toi, les deux enfants qui lui sont confiés, ils deviendront à coup sûr très calés! Si on n'est pas guidé par un bon précepteur, alors ça ne va pas, hein! C'est exactement la même chose que maintenant, pour vous autres! (Référence au système universitaire contemporain, qu'a connu son fils, et dans lequel est actuellement engagé son petit-fils.) Rien de bien particulier dans tout ça! (La narratrice conclut son propos sur une note de simplicité et de modestie: tout ce qu'elle a raconté n'a rien d'original, il n'y a rien là de différent au fond des fonctionnements qu'on observe aujourd'hui: les relations entre enseignants et élèves; le souci de soi, de sa santé, de la prospérité de la famil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0:02:46.307342553</meta:creation-date>
    <dc:date>2024-09-21T10:16:01.880330860</dc:date>
    <meta:editing-duration>PT2M35S</meta:editing-duration>
    <meta:editing-cycles>1</meta:editing-cycles>
    <meta:document-statistic meta:table-count="0" meta:image-count="0" meta:object-count="0" meta:page-count="2" meta:paragraph-count="10" meta:word-count="1328" meta:character-count="7941" meta:non-whitespace-character-count="6615"/>
    <meta:generator>LibreOffice/7.3.7.2$Linux_X86_64 LibreOffice_project/30$Build-2</meta:generator>
  </office:meta>
</office:document-meta>
</file>